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d3c" officeooo:paragraph-rsid="000e1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удо-картинка украсит нарядную ёлку.</text:p>
      <text:p text:style-name="P1">Где словно в сказке сияет большая звезда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3:31:22.630649062</meta:creation-date>
    <dc:date>2022-01-21T13:47:13.871007850</dc:date>
    <meta:editing-duration>PT4M51S</meta:editing-duration>
    <meta:editing-cycles>1</meta:editing-cycles>
    <meta:document-statistic meta:table-count="0" meta:image-count="0" meta:object-count="0" meta:page-count="1" meta:paragraph-count="2" meta:word-count="11" meta:character-count="76" meta:non-whitespace-character-count="67"/>
    <meta:generator>LibreOffice/6.4.7.2$Linux_X86_64 LibreOffice_project/40$Build-2</meta:generator>
  </office:meta>
</office:document-meta>
</file>